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paragraph" svg:x="0.51cm" svg:y="0.002cm" svg:width="15.983cm" svg:height="9.7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01T09:51:29.368000000</meta:creation-date>
    <dc:date>2019-07-09T11:30:16.408000000</dc:date>
    <meta:editing-duration>PT7M12S</meta:editing-duration>
    <meta:editing-cycles>4</meta:editing-cycles>
    <meta:generator>LibreOfficeDev/6.4.0.0.alpha0$Windows_X86_64 LibreOffice_project/49422a469646ad8be43ba828ca24c2484c26b9e8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766cm" xlink:href="." xlink:type="simple" chart:class="chart:bar" chart:style-name="ch1">
        <chart:legend chart:legend-position="end" svg:x="13.825cm" svg:y="4.086cm" style:legend-expansion="high" chart:style-name="ch2"/>
        <chart:plot-area chart:style-name="ch3" chart:data-source-has-labels="both" svg:x="0.319cm" svg:y="0.195cm" svg:width="13.187cm" svg:height="9.376cm">
          <chartooo:coordinate-region svg:x="0.94cm" svg:y="0.394cm" svg:width="12.566cm" svg:height="8.13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oszlop</text:p>
              </table:table-cell>
              <table:table-cell office:value-type="string">
                <text:p>2. oszlop</text:p>
              </table:table-cell>
              <table:table-cell office:value-type="string">
                <text:p>3. oszlop</text:p>
              </table:table-cell>
            </table:table-row>
          </table:table-header-rows>
          <table:table-rows>
            <table:table-row>
              <table:table-cell office:value-type="string">
                <text:p>2011 Categoria 1</text:p>
                <text:list>
                  <text:list-item>
                    <text:p>2011</text:p>
                  </text:list-item>
                  <text:list-item>
                    <text:p>Categoria 1</text:p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011 Categoria 2</text:p>
                <text:list>
                  <text:list-item>
                    <text:p/>
                  </text:list-item>
                  <text:list-item>
                    <text:p>Categoria 2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012 Categoria 3</text:p>
                <text:list>
                  <text:list-item>
                    <text:p>2012</text:p>
                  </text:list-item>
                  <text:list-item>
                    <text:p>Categoria 3</text:p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012 Categoria 4</text:p>
                <text:list>
                  <text:list-item>
                    <text:p/>
                  </text:list-item>
                  <text:list-item>
                    <text:p>Categoria 4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49422a469646ad8be43ba828ca24c2484c26b9e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